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ILLA DE INSCRIPCION A TORNE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é Galarza</meta:initial-creator>
    <meta:creation-date>2022-10-01T17:51:15.17</meta:creation-date>
    <meta:document-statistic meta:table-count="0" meta:image-count="0" meta:object-count="0" meta:page-count="1" meta:paragraph-count="1" meta:word-count="5" meta:character-count="33"/>
    <dc:date>2022-10-01T18:26:18.13</dc:date>
    <dc:creator>José Galarza</dc:creator>
    <meta:editing-duration>PT19M52S</meta:editing-duration>
    <meta:editing-cycles>1</meta:editing-cycles>
    <meta:generator>OpenOffice/4.1.13$Win32 OpenOffice.org_project/4113m1$Build-9810</meta:generator>
  </office:meta>
</office:document-meta>
</file>